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</office:automatic-styles>
  <office:body>
    <office:text>
      <text:p text:style-name="Title">ACMC 2020: Performance/Musical Work/Installation Submission</text:p>
      <text:h text:style-name="Heading_20_2" text:outline-level="2"><text:bookmark-start text:name="title"/>Title<text:bookmark-end text:name="title"/></text:h>
      <text:p text:style-name="First_20_paragraph">what’s the name of your performance/work/installation?</text:p>
      <text:h text:style-name="Heading_20_2" text:outline-level="2"><text:bookmark-start text:name="artists"/>Artist(s)<text:bookmark-end text:name="artists"/></text:h>
      <text:p text:style-name="First_20_paragraph">who are you? how would you like us to refer to you in the program?</text:p>
      <text:h text:style-name="Heading_20_2" text:outline-level="2"><text:bookmark-start text:name="program-note"/>Program Note<text:bookmark-end text:name="program-note"/></text:h>
      <text:p text:style-name="First_20_paragraph">tell us in 1000 words or less about your work—this is your chance to provide reviewers with information about its motivation and realisation</text:p>
      <text:h text:style-name="Heading_20_2" text:outline-level="2"><text:bookmark-start text:name="supporting-material"/>Supporting Material<text:bookmark-end text:name="supporting-material"/></text:h>
      <text:p text:style-name="First_20_paragraph">links to supporting material, e.g. website or DropBox link with documentation of this work</text:p>
      <text:p text:style-name="Text_20_body"><text:span text:style-name="T1">Note: a link to supporting material is required for performance/music or installation submissions</text:span></text:p>
      <text:h text:style-name="Heading_20_2" text:outline-level="2"><text:bookmark-start text:name="technical-requirements"/>Technical Requirements<text:bookmark-end text:name="technical-requirements"/></text:h>
      <text:p text:style-name="First_20_paragraph">what are your:</text:p>
      <text:list text:style-name="L1">
        <text:list-item>
          <text:p text:style-name="P1">space requirements</text:p>
        </text:list-item>
        <text:list-item>
          <text:p text:style-name="P1">performance duration</text:p>
        </text:list-item>
        <text:list-item>
          <text:p text:style-name="P1">performer(s) participating/required</text:p>
        </text:list-item>
        <text:list-item>
          <text:p text:style-name="P1">tech/gear required (e.g., number of speakers, channels, cables, specific lighting, video requirements)</text:p>
        </text:list-item>
      </text:list>
      <text:p text:style-name="First_20_paragraph"><text:span text:style-name="T1">Note: all tech requirements are subject to available equipment and venues</text:span></text:p>
      <text:h text:style-name="Heading_20_2" text:outline-level="2"><text:bookmark-start text:name="bios"/>Bios<text:bookmark-end text:name="bios"/></text:h>
      <text:p text:style-name="First_20_paragraph">tell us something (up to 100 words) about each artist listed abov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1.1</meta:generator>
    <dc:title>ACMC 2020: Performance/Musical Work/Installation Submission</dc:title>
    <dc:description/>
    <dc:subject/>
    <meta:keyword/>
    <meta:initial-creator/>
    <dc:creator/>
    <meta:creation-date>2020-01-16T23:32:05Z</meta:creation-date>
    <dc:date>2020-01-16T23:32:05Z</dc:date>
  </office:meta>
</office:document-meta>
</file>